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02000002268B7A42B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wiss"/>
    <style:font-face style:name="Droid Sans1"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stem-ui" svg:font-family="system-ui, Ubuntu, 'Droid Sans', sans-serif"/>
  </office:font-face-decls>
  <office:automatic-styles>
    <style:style style:name="P1" style:family="paragraph" style:parent-style-name="Contents_20_1">
      <style:paragraph-properties>
        <style:tab-stops>
          <style:tab-stop style:position="6.6925in" style:type="right" style:leader-style="dotted" style:leader-text="."/>
        </style:tab-stops>
      </style:paragraph-properties>
    </style:style>
    <style:style style:name="P2" style:family="paragraph" style:parent-style-name="Standard">
      <style:text-properties officeooo:paragraph-rsid="0007f2dd"/>
    </style:style>
    <style:style style:name="P3" style:family="paragraph" style:parent-style-name="Title">
      <style:text-properties officeooo:paragraph-rsid="0007f2dd"/>
    </style:style>
    <style:style style:name="P4" style:family="paragraph" style:parent-style-name="Standard">
      <style:text-properties style:font-name="Liberation Serif"/>
    </style:style>
    <style:style style:name="P5" style:family="paragraph" style:parent-style-name="Text_20_body">
      <style:paragraph-properties fo:text-align="center" style:justify-single-word="false"/>
      <style:text-properties officeooo:paragraph-rsid="0007f2dd"/>
    </style:style>
    <style:style style:name="P6"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7"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8"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000000" loext:opacity="100%" style:font-name="Liberation Serif" fo:font-size="12pt" fo:letter-spacing="normal" style:font-size-asian="12pt" style:font-size-complex="12pt"/>
    </style:style>
    <style:style style:name="P9" style:family="paragraph" style:parent-style-name="Heading_20_1">
      <style:text-properties officeooo:paragraph-rsid="0007f2dd"/>
    </style:style>
    <style:style style:name="T1" style:family="text">
      <style:text-properties fo:font-weight="normal" style:font-weight-asian="normal" style:font-weight-complex="normal"/>
    </style:style>
    <style:style style:name="T2" style:family="text">
      <style:text-properties fo:font-weight="normal" officeooo:rsid="0007f2dd" style:font-weight-asian="normal" style:font-weight-complex="normal"/>
    </style:style>
    <style:style style:name="T3" style:family="text">
      <style:text-properties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P3">MQTT Vehicle Data </text:p>
      <text:p text:style-name="P3">Project Report</text:p>
      <text:p text:style-name="P5"/>
      <text:p text:style-name="P5"><text:span text:style-name="T2">Supervised by Mrs. </text:span><text:span text:style-name="Strong_20_Emphasis"><text:span text:style-name="T1">Ines BEN JEMAA</text:span></text:span></text:p>
      <text:p text:style-name="P5"><text:span text:style-name="Strong_20_Emphasis"><text:span text:style-name="T2"/></text:span></text:p>
      <text:p text:style-name="P5"><text:span text:style-name="Strong_20_Emphasis"><text:span text:style-name="T2">Project by </text:span></text:span></text:p>
      <text:p text:style-name="P5"><text:span text:style-name="Strong_20_Emphasis"><text:span text:style-name="T2">Selyan KABLIA</text:span></text:span></text:p>
      <text:p text:style-name="P5"><text:span text:style-name="Strong_20_Emphasis"><text:span text:style-name="T2">Nathan LESTRADE</text:span></text:span></text:p>
      <text:p text:style-name="P5"><text:span text:style-name="Strong_20_Emphasis"><text:span text:style-name="T2">Frédéric MUSIA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text:a xlink:type="simple" xlink:href="#__RefHeading___Toc2_2369613435" text:style-name="Index_20_Link" text:visited-style-name="Index_20_Link">1. Overview<text:tab/>3</text:a></text:p>
          <text:p text:style-name="P1"><text:a xlink:type="simple" xlink:href="#__RefHeading___Toc4_2369613435" text:style-name="Index_20_Link" text:visited-style-name="Index_20_Link">2. Project Structure<text:tab/>3</text:a></text:p>
          <text:p text:style-name="P1"><text:a xlink:type="simple" xlink:href="#__RefHeading___Toc6_2369613435" text:style-name="Index_20_Link" text:visited-style-name="Index_20_Link">3. Detailed Description<text:tab/>4</text:a></text:p>
          <text:p text:style-name="P1"><text:a xlink:type="simple" xlink:href="#__RefHeading___Toc8_2369613435" text:style-name="Index_20_Link" text:visited-style-name="Index_20_Link">4. User Interface<text:tab/>4</text:a></text:p>
          <text:p text:style-name="P1"><text:a xlink:type="simple" xlink:href="#__RefHeading___Toc10_2369613435" text:style-name="Index_20_Link" text:visited-style-name="Index_20_Link">5. Sample Data &amp; Logging<text:tab/>5</text:a></text:p>
          <text:p text:style-name="P1"><text:a xlink:type="simple" xlink:href="#__RefHeading___Toc12_2369613435" text:style-name="Index_20_Link" text:visited-style-name="Index_20_Link">6. Potential Future Enhancements<text:tab/>5</text:a></text:p>
          <text:p text:style-name="P1"><text:a xlink:type="simple" xlink:href="#__RefHeading___Toc14_2369613435" text:style-name="Index_20_Link" text:visited-style-name="Index_20_Link">7. Conclusion<text:tab/>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_2369613435"/>1. Overview<text:bookmark-end text:name="__RefHeading___Toc2_2369613435"/></text:h>
      <text:p text:style-name="Standard"/>
      <text:p text:style-name="P6">The MQTT Vehicle Data Project offers a comprehensive solution for real-time vehicular data communication using the MQTT protocol. It is composed of two main applications:</text:p>
      <text:p text:style-name="P8">• <text:span text:style-name="T3">The Producer allows users to select and preview PCAP files, configure transmission parameters such as delay and MQTT topics, and send raw vehicle data to an MQTT broker.</text:span></text:p>
      <text:p text:style-name="P8">• <text:span text:style-name="T3">The Consumer subscribes to the MQTT data stream to receive, decode, and display the incoming information, presenting both the raw packet details and critical vehicle data—including timestamps, geographic coordinates, speed, and heading—within an intuitive graphical interface.</text:span></text:p>
      <text:p text:style-name="P7">By combining robust data transmission with a user-friendly GUI, this project simplifies the management, visualization, and analysis of vehicle telemetry, ensuring reliable performance in dynamic network environments.</text:p>
      <text:p text:style-name="P4"/>
      <text:p text:style-name="Standard"/>
      <text:p text:style-name="Standard">──────────────────────────────</text:p>
      <text:h text:style-name="Heading_20_1" text:outline-level="1"><text:bookmark-start text:name="__RefHeading___Toc4_2369613435"/>2. Project Structure<text:bookmark-end text:name="__RefHeading___Toc4_2369613435"/></text:h>
      <text:p text:style-name="Standard"/>
      <text:p text:style-name="Standard">The project includes the following key components:</text:p>
      <text:p text:style-name="Standard">• </text:p>
      <text:p text:style-name="Standard"/>
      <text:p text:style-name="Standard">producteur.py</text:p>
      <text:p text:style-name="Standard"/>
      <text:p text:style-name="Standard"><text:s/>– Producer application for selecting, previewing, and publishing PCAP files via MQTT. <text:s/></text:p>
      <text:p text:style-name="Standard">• </text:p>
      <text:p text:style-name="Standard"/>
      <text:p text:style-name="Standard">consommateur.py</text:p>
      <text:p text:style-name="Standard"/>
      <text:p text:style-name="Standard"><text:s/>– Consumer application for receiving, decoding, and displaying vehicle data from an MQTT broker. <text:s/></text:p>
      <text:p text:style-name="Standard">• </text:p>
      <text:p text:style-name="Standard"/>
      <text:p text:style-name="Standard">etsi-its-cam-secured.pcapng</text:p>
      <text:p text:style-name="Standard"/>
      <text:p text:style-name="Standard"><text:s/>– Sample secured PCAP file (placeholder). <text:s/></text:p>
      <text:p text:style-name="Standard"><text:soft-page-break/>• </text:p>
      <text:p text:style-name="Standard"/>
      <text:p text:style-name="Standard">etsi-its-cam-unsecured.pcapng</text:p>
      <text:p text:style-name="Standard"/>
      <text:p text:style-name="Standard"><text:s/>– Sample unsecured PCAP file (placeholder). <text:s/></text:p>
      <text:p text:style-name="Standard">• </text:p>
      <text:p text:style-name="Standard"/>
      <text:p text:style-name="Standard">log.txt</text:p>
      <text:p text:style-name="Standard"/>
      <text:p text:style-name="Standard"><text:s/>– Log file capturing example packet entries. <text:s/></text:p>
      <text:p text:style-name="Standard">• </text:p>
      <text:p text:style-name="Standard"/>
      <text:p text:style-name="Standard">README.md</text:p>
      <text:p text:style-name="Standard"/>
      <text:p text:style-name="Standard"><text:s/>– Documentation and usage instructions.</text:p>
      <text:p text:style-name="Standard"/>
      <text:p text:style-name="P2"/>
      <text:h text:style-name="P9" text:outline-level="1"><text:bookmark-start text:name="__RefHeading___Toc6_2369613435"/>3. Detailed Description<text:bookmark-end text:name="__RefHeading___Toc6_2369613435"/></text:h>
      <text:p text:style-name="Standard"/>
      <text:p text:style-name="Standard">3.1 Producer (producteur.py) <text:s/></text:p>
      <text:p text:style-name="Standard">• Functionality: <text:s/></text:p>
      <text:p text:style-name="Standard"> - Select one or more PCAP files (supports .pcapng and .pcap). <text:s/></text:p>
      <text:p text:style-name="Standard"> - Preview a summary of packets using Scapy. <text:s/></text:p>
      <text:p text:style-name="Standard"> - Configure MQTT broker settings (IP, Port, Topic). <text:s/></text:p>
      <text:p text:style-name="Standard"> - Adjust transmission delay with a user-friendly slider. <text:s/></text:p>
      <text:p text:style-name="Standard"> - Control transmission functions: start, pause, and resume packet sending.</text:p>
      <text:p text:style-name="Standard"/>
      <text:p text:style-name="Standard">• Key Components: <text:s/></text:p>
      <text:p text:style-name="Standard"> - File selection and preview function. <text:s/></text:p>
      <text:p text:style-name="Standard"> - MQTT connectivity for transmitting raw packet data.</text:p>
      <text:p text:style-name="Standard"/>
      <text:p text:style-name="Standard">3.2 Consumer (consommateur.py) <text:s/></text:p>
      <text:p text:style-name="Standard">• Functionality: <text:s/></text:p>
      <text:p text:style-name="Standard"> - Connect and subscribe to an MQTT broker. <text:s/></text:p>
      <text:p text:style-name="Standard"> - Receive and display raw packet details and decoded vehicle information. <text:s/></text:p>
      <text:p text:style-name="Standard"> - Decode critical vehicle data fields (e.g., Timestamp, Latitude, Longitude, Speed, Heading).</text:p>
      <text:p text:style-name="Standard"/>
      <text:p text:style-name="Standard">• Key Components: <text:s/></text:p>
      <text:p text:style-name="Standard"> - on_message callback to process incoming MQTT messages. <text:s/></text:p>
      <text:p text:style-name="Standard"> - decode_vehicle_info function for parsing packet data. <text:s/></text:p>
      <text:p text:style-name="Standard"> - GUI functions for managing and displaying real-time data.</text:p>
      <text:p text:style-name="Standard"/>
      <text:p text:style-name="Standard"/>
      <text:h text:style-name="Heading_20_1" text:outline-level="1"><text:bookmark-start text:name="__RefHeading___Toc8_2369613435"/>4. User Interface<text:bookmark-end text:name="__RefHeading___Toc8_2369613435"/></text:h>
      <text:p text:style-name="Standard"/>
      <text:p text:style-name="Standard">• Producer GUI: <text:s/></text:p>
      <text:p text:style-name="Standard"><text:soft-page-break/> The Producer interface allows users to browse and select PCAP files, adjust sending parameters, preview packet summaries, and monitor transmission status. <text:s/></text:p>
      <text:p text:style-name="Standard"> [Placeholder for Producer GUI image – insert image here]</text:p>
      <text:p text:style-name="Standard"/>
      <text:p text:style-name="Standard">• Consumer GUI: <text:s/></text:p>
      <text:p text:style-name="Standard"> The Consumer interface includes configuration options for connecting to the MQTT broker and two main views: one for raw packet details and another for decoded vehicle data. <text:s/></text:p>
      <text:p text:style-name="Standard"> [Placeholder for Consumer GUI image – insert image here]</text:p>
      <text:p text:style-name="Standard"/>
      <text:p text:style-name="Standard">──────────────────────────────</text:p>
      <text:h text:style-name="Heading_20_1" text:outline-level="1"><text:bookmark-start text:name="__RefHeading___Toc10_2369613435"/>5. Sample Data &amp; Logging<text:bookmark-end text:name="__RefHeading___Toc10_2369613435"/></text:h>
      <text:p text:style-name="Standard"/>
      <text:p text:style-name="Standard">• PCAP Files: <text:s/></text:p>
      <text:p text:style-name="Standard"> Two sample PCAP files are included as placeholders: </text:p>
      <text:p text:style-name="Standard"/>
      <text:p text:style-name="Standard">etsi-its-cam-secured.pcapng</text:p>
      <text:p text:style-name="Standard"/>
      <text:p text:style-name="Standard"><text:s/>and etsi-its-cam-unsecured.pcapng. These demonstrate secured and unsecured vehicular data.</text:p>
      <text:p text:style-name="Standard"/>
      <text:p text:style-name="Standard">• Log File: <text:s/></text:p>
      <text:p text:style-name="Standard"> The </text:p>
      <text:p text:style-name="Standard"/>
      <text:p text:style-name="Standard">log.txt</text:p>
      <text:p text:style-name="Standard"/>
      <text:p text:style-name="Standard"><text:s/>file records sample packet entries and is used for demonstrating the application’s data handling and logging capabilities.</text:p>
      <text:p text:style-name="Standard"/>
      <text:p text:style-name="Standard"/>
      <text:h text:style-name="Heading_20_1" text:outline-level="1"><text:bookmark-start text:name="__RefHeading___Toc12_2369613435"/>6. Potential Future Enhancements<text:bookmark-end text:name="__RefHeading___Toc12_2369613435"/></text:h>
      <text:p text:style-name="Standard"/>
      <text:p text:style-name="Standard">• Enhanced Packet Decoding: <text:s/></text:p>
      <text:p text:style-name="Standard"> Improve the decoding logic in the consumer application for more robust error handling and additional data extraction.</text:p>
      <text:p text:style-name="Standard"/>
      <text:p text:style-name="Standard">• GUI Improvements: <text:s/></text:p>
      <text:p text:style-name="Standard"> Add detailed progress feedback and enrich visualization features for real-time data presentation.</text:p>
      <text:p text:style-name="Standard"/>
      <text:p text:style-name="Standard">• Security Enhancements: <text:s/></text:p>
      <text:p text:style-name="Standard"> Integrate secured MQTT communication (such as TLS) and implement PCAP integrity checks.</text:p>
      <text:p text:style-name="Standard"/>
      <text:p text:style-name="Standard"/>
      <text:h text:style-name="Heading_20_1" text:outline-level="1"><text:bookmark-start text:name="__RefHeading___Toc14_2369613435"/>7. Conclusion<text:bookmark-end text:name="__RefHeading___Toc14_2369613435"/></text:h>
      <text:p text:style-name="Standard"/>
      <text:p text:style-name="Standard">The MQTT Vehicle Data Project lays a solid foundation for transmitting and decoding vehicle data over MQTT. With well-structured code and an intuitive GUI, the project is both extendable and <text:soft-page-break/>easy to debug. Future enhancements may further improve data accuracy, UI responsiveness, and security measures.</text:p>
      <text:p text:style-name="Standard"/>
      <text:p text:style-name="Standard"/>
      <text:p text:style-name="Standard">This report can be further customized in Word with styles, headings, and images as nee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wiss"/>
    <style:font-face style:name="Droid Sans1"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stem-ui" svg:font-family="system-ui, Ubuntu, 'Droid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1"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style:font-family-complex="'Droid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style:font-family-complex="'Droid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style:font-family-complex="'Droid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text:anchor-type="char" svg:x="-0.6008in" svg:y="-0.6209in" svg:width="2.7492in" svg:height="0.6555in" draw:z-index="5"><draw:image xlink:href="Pictures/1000000100000902000002268B7A42BF.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4:02:54.893812412</meta:creation-date>
    <dc:date>2025-02-04T14:14:07.299793377</dc:date>
    <meta:editing-duration>PT59S</meta:editing-duration>
    <meta:editing-cycles>1</meta:editing-cycles>
    <meta:generator>LibreOffice/24.2.7.2$Linux_X86_64 LibreOffice_project/420$Build-2</meta:generator>
    <meta:document-statistic meta:table-count="0" meta:image-count="1" meta:object-count="0" meta:page-count="6" meta:paragraph-count="88" meta:word-count="612" meta:character-count="4358" meta:non-whitespace-character-count="3730"/>
  </office:meta>
</office:document-meta>
</file>